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211b85" officeooo:paragraph-rsid="00211b85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fo:font-weight="bold" officeooo:rsid="00211b85" officeooo:paragraph-rsid="00211b85" style:font-weight-asian="bold" style:font-weight-complex="bold"/>
    </style:style>
    <style:style style:name="P3" style:family="paragraph" style:parent-style-name="Text_20_body">
      <style:text-properties style:font-name="Times New Roman" fo:font-weight="bold" officeooo:rsid="0024225e" officeooo:paragraph-rsid="0024225e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  <style:text-properties style:font-name="Times New Roman" officeooo:paragraph-rsid="0025944c"/>
    </style:style>
    <style:style style:name="P5" style:family="paragraph" style:parent-style-name="Standard" style:master-page-name="">
      <loext:graphic-properties draw:fill="none"/>
      <style:paragraph-properties fo:margin-left="-0.101cm" fo:margin-right="0cm" fo:text-align="start" style:justify-single-word="false" fo:text-indent="0.9cm" style:auto-text-indent="false" style:page-number="auto" fo:background-color="transparent"/>
      <style:text-properties style:font-name="Times New Roman" officeooo:paragraph-rsid="0025944c"/>
    </style:style>
    <style:style style:name="P6" style:family="paragraph" style:parent-style-name="Standard" style:master-page-name="">
      <loext:graphic-properties draw:fill="none"/>
      <style:paragraph-properties fo:margin-left="-0.101cm" fo:margin-right="0cm" fo:text-align="start" style:justify-single-word="false" fo:text-indent="0.9cm" style:auto-text-indent="false" style:page-number="auto" fo:background-color="transparent"/>
      <style:text-properties style:font-name="Times New Roman" fo:font-size="12pt" officeooo:paragraph-rsid="0025944c" style:font-size-asian="12pt" style:font-size-complex="12pt"/>
    </style:style>
    <style:style style:name="P7" style:family="paragraph" style:parent-style-name="Text_20_body">
      <style:text-properties style:font-name="Times New Roman" fo:font-weight="normal" officeooo:rsid="002835dd" officeooo:paragraph-rsid="002835dd" style:font-weight-asian="normal" style:font-weight-complex="normal"/>
    </style:style>
    <style:style style:name="P8" style:family="paragraph" style:parent-style-name="Text_20_body">
      <style:text-properties style:font-name="Times New Roman" fo:font-weight="normal" officeooo:rsid="0024225e" officeooo:paragraph-rsid="0024225e" style:font-weight-asian="normal" style:font-weight-complex="normal"/>
    </style:style>
    <style:style style:name="P9" style:family="paragraph" style:parent-style-name="Text_20_body">
      <style:text-properties style:font-name="Times New Roman" fo:font-weight="normal" officeooo:rsid="00263b6c" officeooo:paragraph-rsid="00263b6c" style:font-weight-asian="normal" style:font-weight-complex="normal"/>
    </style:style>
    <style:style style:name="P10" style:family="paragraph" style:parent-style-name="Text_20_body">
      <style:text-properties style:font-name="Times New Roman" fo:font-weight="normal" officeooo:rsid="002a4075" officeooo:paragraph-rsid="002a4075" style:font-weight-asian="normal" style:font-weight-complex="normal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6cm" style:auto-text-indent="false" style:page-number="auto" fo:background-color="transparent"/>
      <style:text-properties style:font-name="Times New Roman" fo:font-weight="normal" officeooo:rsid="002a4075" officeooo:paragraph-rsid="002a4075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Times New Roman" fo:font-weight="normal" officeooo:rsid="002b966e" officeooo:paragraph-rsid="002b966e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9cm" style:auto-text-indent="false" style:page-number="auto" fo:background-color="transparent"/>
      <style:text-properties style:font-name="Times New Roman" officeooo:paragraph-rsid="002301cc"/>
    </style:style>
    <style:style style:name="P14" style:family="paragraph" style:parent-style-name="Text_20_body">
      <style:text-properties style:font-name="Times New Roman" officeooo:paragraph-rsid="002301cc"/>
    </style:style>
    <style:style style:name="P15" style:family="paragraph" style:parent-style-name="Text_20_body">
      <style:text-properties fo:font-weight="normal" officeooo:rsid="002835dd" officeooo:paragraph-rsid="002835dd" style:font-weight-asian="normal" style:font-weight-complex="normal"/>
    </style:style>
    <style:style style:name="P16" style:family="paragraph" style:parent-style-name="Text_20_body">
      <style:text-properties style:font-name="Nirmala UI" fo:font-weight="normal" officeooo:rsid="00263b6c" officeooo:paragraph-rsid="00263b6c" style:font-weight-asian="normal" style:font-weight-complex="normal"/>
    </style:style>
    <style:style style:name="P17" style:family="paragraph" style:parent-style-name="Text_20_body">
      <style:text-properties style:font-name="Nirmala UI" officeooo:rsid="00263b6c" officeooo:paragraph-rsid="00263b6c"/>
    </style:style>
    <style:style style:name="P18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officeooo:rsid="002c7805" officeooo:paragraph-rsid="002c7805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>
        <style:tab-stops>
          <style:tab-stop style:position="0.609cm"/>
        </style:tab-stops>
      </style:paragraph-properties>
      <style:text-properties fo:font-style="normal" fo:font-weight="bold" officeooo:rsid="002dd2e2" officeooo:paragraph-rsid="002dd2e2" style:font-style-asian="normal" style:font-weight-asian="bold" style:font-style-complex="normal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weight="normal" officeooo:rsid="00211b85" officeooo:paragraph-rsid="00263b6c" style:font-weight-asian="normal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9cm" style:auto-text-indent="false" style:page-number="auto" fo:background-color="transparent"/>
      <style:text-properties style:font-name="Times New Roman" fo:font-weight="normal" officeooo:rsid="00211b85" officeooo:paragraph-rsid="00263b6c" style:font-weight-asian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9cm" style:auto-text-indent="false" fo:background-color="transparent"/>
      <style:text-properties style:font-name="Times New Roman" fo:font-weight="normal" officeooo:rsid="0021e52b" officeooo:paragraph-rsid="00263b6c" style:font-weight-asian="normal" style:font-weight-complex="normal"/>
    </style:style>
    <style:style style:name="P23" style:family="paragraph" style:parent-style-name="Text_20_body" style:list-style-name="L1">
      <style:text-properties style:font-name="Times New Roman" fo:font-weight="normal" officeooo:rsid="0024225e" officeooo:paragraph-rsid="0024225e" style:font-weight-asian="normal" style:font-weight-complex="normal"/>
    </style:style>
    <style:style style:name="P24" style:family="paragraph" style:parent-style-name="Text_20_body" style:list-style-name="L2">
      <style:text-properties style:font-name="Times New Roman" fo:font-weight="normal" officeooo:rsid="0024225e" officeooo:paragraph-rsid="0024225e" style:font-weight-asian="normal" style:font-weight-complex="normal"/>
    </style:style>
    <style:style style:name="P25" style:family="paragraph" style:parent-style-name="Text_20_body" style:list-style-name="L3">
      <style:text-properties style:font-name="Times New Roman" fo:font-weight="normal" officeooo:rsid="0024225e" officeooo:paragraph-rsid="0024225e" style:font-weight-asian="normal" style:font-weight-complex="normal"/>
    </style:style>
    <style:style style:name="P26" style:family="paragraph" style:parent-style-name="Text_20_body" style:list-style-name="L4">
      <style:text-properties style:font-name="Times New Roman" fo:font-weight="normal" officeooo:rsid="00263b6c" officeooo:paragraph-rsid="00263b6c" style:font-weight-asian="normal" style:font-weight-complex="normal"/>
    </style:style>
    <style:style style:name="P27" style:family="paragraph" style:parent-style-name="Text_20_body" style:list-style-name="L5">
      <style:text-properties style:font-name="Times New Roman" fo:font-weight="normal" officeooo:rsid="00263b6c" officeooo:paragraph-rsid="00263b6c" style:font-weight-asian="normal" style:font-weight-complex="normal"/>
    </style:style>
    <style:style style:name="P28" style:family="paragraph" style:parent-style-name="Text_20_body" style:list-style-name="L5">
      <style:text-properties style:font-name="Times New Roman" fo:font-weight="normal" officeooo:rsid="002835dd" officeooo:paragraph-rsid="002835dd" style:font-weight-asian="normal" style:font-weight-complex="normal"/>
    </style:style>
    <style:style style:name="P29" style:family="paragraph" style:parent-style-name="Text_20_body" style:list-style-name="L6">
      <style:text-properties style:font-name="Times New Roman" fo:font-weight="normal" officeooo:rsid="002835dd" officeooo:paragraph-rsid="002835dd" style:font-weight-asian="normal" style:font-weight-complex="normal"/>
    </style:style>
    <style:style style:name="P30" style:family="paragraph" style:parent-style-name="Text_20_body" style:list-style-name="L7">
      <style:text-properties style:font-name="Times New Roman" fo:font-weight="normal" officeooo:rsid="002835dd" officeooo:paragraph-rsid="002835dd" style:font-weight-asian="normal" style:font-weight-complex="normal"/>
    </style:style>
    <style:style style:name="P31" style:family="paragraph" style:parent-style-name="Text_20_body" style:list-style-name="L7">
      <style:text-properties style:font-name="Times New Roman" fo:font-weight="normal" officeooo:rsid="002973fd" officeooo:paragraph-rsid="002973fd" style:font-weight-asian="normal" style:font-weight-complex="normal"/>
    </style:style>
    <style:style style:name="P32" style:family="paragraph" style:parent-style-name="Text_20_body" style:list-style-name="L8" style:master-page-name="">
      <loext:graphic-properties draw:fill="none"/>
      <style:paragraph-properties fo:margin-left="0cm" fo:margin-right="0cm" fo:margin-top="0cm" fo:margin-bottom="0.247cm" style:contextual-spacing="false" fo:line-height="115%" fo:text-indent="0.6cm" style:auto-text-indent="false" style:page-number="auto" fo:background-color="transparent"/>
      <style:text-properties style:font-name="Times New Roman" fo:font-weight="normal" officeooo:rsid="002a4075" officeooo:paragraph-rsid="002a4075" style:font-weight-asian="normal" style:font-weight-complex="normal"/>
    </style:style>
    <style:style style:name="P33" style:family="paragraph" style:parent-style-name="Text_20_body" style:list-style-name="L8">
      <loext:graphic-properties draw:fill="none"/>
      <style:paragraph-properties fo:margin-left="0cm" fo:margin-right="0cm" fo:margin-top="0cm" fo:margin-bottom="0.247cm" style:contextual-spacing="false" fo:line-height="115%" fo:text-indent="0.6cm" style:auto-text-indent="false" fo:background-color="transparent"/>
      <style:text-properties style:font-name="Times New Roman" fo:font-weight="normal" officeooo:rsid="002a4075" officeooo:paragraph-rsid="002a4075" style:font-weight-asian="normal" style:font-weight-complex="normal"/>
    </style:style>
    <style:style style:name="P34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style:font-name="Times New Roman" fo:font-weight="normal" officeooo:rsid="002a4075" officeooo:paragraph-rsid="002a4075" style:font-weight-asian="normal" style:font-weight-complex="normal"/>
    </style:style>
    <style:style style:name="P35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15%" style:page-number="auto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b966e" officeooo:paragraph-rsid="002b966e" style:font-weight-asian="normal" style:font-weight-complex="normal"/>
    </style:style>
    <style:style style:name="P36" style:family="paragraph" style:parent-style-name="Text_20_body" style:list-style-name="L11">
      <loext:graphic-properties draw:fill="none"/>
      <style:paragraph-properties fo:margin-left="0cm" fo:margin-right="0cm" fo:margin-top="0cm" fo:margin-bottom="0.247cm" style:contextual-spacing="false" fo:line-height="115%" fo:text-indent="0.6cm" style:auto-text-indent="false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b966e" officeooo:paragraph-rsid="002b966e" style:font-weight-asian="normal" style:font-weight-complex="normal"/>
    </style:style>
    <style:style style:name="P37" style:family="paragraph" style:parent-style-name="Text_20_body" style:list-style-name="L11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b966e" officeooo:paragraph-rsid="002b966e" style:font-weight-asian="normal" style:font-weight-complex="normal"/>
    </style:style>
    <style:style style:name="P38" style:family="paragraph" style:parent-style-name="Text_20_body" style:list-style-name="L12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b966e" officeooo:paragraph-rsid="002b966e" style:font-weight-asian="normal" style:font-weight-complex="normal"/>
    </style:style>
    <style:style style:name="P39" style:family="paragraph" style:parent-style-name="Text_20_body" style:list-style-name="L13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c7805" officeooo:paragraph-rsid="002c7805" style:font-weight-asian="normal" style:font-weight-complex="normal"/>
    </style:style>
    <style:style style:name="P40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c7805" officeooo:paragraph-rsid="002c7805" style:font-weight-asian="normal" style:font-weight-complex="normal"/>
    </style:style>
    <style:style style:name="P41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style:font-name="Times New Roman" fo:font-weight="normal" officeooo:rsid="002c7805" officeooo:paragraph-rsid="002c7805" style:font-weight-asian="normal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9cm" style:auto-text-indent="false" style:page-number="auto" fo:background-color="transparent"/>
      <style:text-properties style:font-name="Times New Roman" officeooo:rsid="002301cc" officeooo:paragraph-rsid="002301cc"/>
    </style:style>
    <style:style style:name="P43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0.609cm"/>
        </style:tab-stops>
      </style:paragraph-properties>
      <style:text-properties style:font-name="Times New Roman" fo:font-weight="bold" officeooo:rsid="002c7805" officeooo:paragraph-rsid="002c7805" style:font-weight-asian="bold" style:font-weight-complex="bold"/>
    </style:style>
    <style:style style:name="P44" style:family="paragraph" style:parent-style-name="Text_20_body" style:list-style-name="L15">
      <loext:graphic-properties draw:fill="none"/>
      <style:paragraph-properties fo:margin-left="1.3cm" fo:margin-right="0cm" fo:margin-top="0cm" fo:margin-bottom="0.247cm" style:contextual-spacing="false" fo:line-height="115%" fo:text-indent="-0.801cm" style:auto-text-indent="false" fo:background-color="transparent">
        <style:tab-stops>
          <style:tab-stop style:position="0.609cm"/>
        </style:tab-stops>
      </style:paragraph-properties>
      <style:text-properties style:font-name="Times New Roman" fo:font-style="normal" fo:font-weight="normal" officeooo:rsid="002d3ed5" officeooo:paragraph-rsid="002d3ed5" style:font-style-asian="normal" style:font-weight-asian="normal" style:font-style-complex="normal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>
        <style:tab-stops>
          <style:tab-stop style:position="0.609cm"/>
        </style:tab-stops>
      </style:paragraph-properties>
      <style:text-properties style:font-name="Times New Roman" fo:font-style="normal" fo:font-weight="normal" officeooo:rsid="002dd2e2" officeooo:paragraph-rsid="002dd2e2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5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0.609cm"/>
        </style:tab-stops>
      </style:paragraph-properties>
      <style:text-properties style:font-name="Times New Roman" fo:font-style="normal" fo:font-weight="bold" officeooo:rsid="002d3ed5" officeooo:paragraph-rsid="002d3ed5" style:font-style-asian="normal" style:font-weight-asian="bold" style:font-style-complex="normal" style:font-weight-complex="bold"/>
    </style:style>
    <style:style style:name="P47" style:family="paragraph" style:parent-style-name="Text_20_body" style:list-style-name="L15" style:master-page-name="">
      <loext:graphic-properties draw:fill="none"/>
      <style:paragraph-properties fo:margin-left="1.3cm" fo:margin-right="0cm" fo:margin-top="0cm" fo:margin-bottom="0.247cm" style:contextual-spacing="false" fo:line-height="115%" fo:text-indent="-0.801cm" style:auto-text-indent="false" style:page-number="auto" fo:background-color="transparent">
        <style:tab-stops>
          <style:tab-stop style:position="0.609cm"/>
        </style:tab-stops>
      </style:paragraph-properties>
      <style:text-properties fo:font-weight="normal" officeooo:rsid="002c7805" officeooo:paragraph-rsid="002c7805" style:font-weight-asian="normal" style:font-weight-complex="normal"/>
    </style:style>
    <style:style style:name="T1" style:family="text">
      <style:text-properties fo:font-weight="normal" officeooo:rsid="00211b85" style:font-weight-asian="normal" style:font-weight-complex="normal"/>
    </style:style>
    <style:style style:name="T2" style:family="text">
      <style:text-properties fo:font-weight="normal" officeooo:rsid="0021e52b" style:font-weight-asian="normal" style:font-weight-complex="normal"/>
    </style:style>
    <style:style style:name="T3" style:family="text">
      <style:text-properties officeooo:rsid="002835d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normal" officeooo:rsid="002b966e" style:font-weight-asian="normal" style:font-weight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italic" officeooo:rsid="002d3ed5" style:font-style-asian="italic" style:font-style-complex="italic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1. O QUE É ABNT?</text:p>
      <text:p text:style-name="P1"/>
      <text:p text:style-name="P6"><text:span text:style-name="T1">ABNT é a sigla para Associação Brasileira de Normas </text:span><text:span text:style-name="T2">Técnicas e, ao contr</text:span><text:span text:style-name="T1">ário do que você pode pensar, ela não se preocupa apenas com a homogeneização gráfica dos trabalhos acadêmico.</text:span> </text:p>
      <text:p text:style-name="P4"/>
      <text:p text:style-name="P5">A ABNT é um órgão privado, sem fins lucrativos, que tem autonomia do Estado para auxiliar na formulação de normas para inúmeros setores da economia nacional: da fabricação de sacos de lixo à elaboração de trabalhos de faculdade. Ou seja, a excelência em produção industrial e científica é garantida no país inteiro com a ajuda dessa associação.</text:p>
      <text:p text:style-name="P20"/>
      <text:p text:style-name="P21">Esclarecimentos feitos, vamos voltar ao ambiente universitário com algumas dicas práticas para você não deslizar na formatação de sua monografia!</text:p>
      <text:p text:style-name="P22">Formate primeiro, redija depois</text:p>
      <text:p text:style-name="P13">Um dos grandes erros dos estudantes é escrever todo o trabalho e só no final tentar adequá-lo às normas da ABNT. A questão é que as monografias cobradas em um curso de graduação costumas ser extensas, o que faz o aluno se perder em meio a tantas citações, recuos de primeira linha, espaço entre parágrafos, etc.</text:p>
      <text:p text:style-name="P42">Quem deixa para formatar o trabalho por último, acaba deixando escapar ajustes importantes, que serão certamente a âncora de sua nota. Em vez disso, ajuste desde o início do texto pontos que podem ser adequados antes da digitação, tais como estilo e tamanho da fonte, margens e numeração de páginas. </text:p>
      <text:p text:style-name="P42">É evidente que citações ou outros elementos impossíveis de serem previstos antes da redação do texto podem ser ajustados depois, mas o segredo é padronizar ao máximo os trechos no momento da escrita – e jamais no final.</text:p>
      <text:p text:style-name="P14"/>
      <text:p text:style-name="P3">2. A FORMATAÇÃO DE TRABALHOS</text:p>
      <text:p text:style-name="P8">2.1 A folha</text:p>
      <text:list xml:id="list3390928957" text:style-name="L1">
        <text:list-item>
          <text:p text:style-name="P23">Os trabalhos devem ser sempre apresentados em papel branco de formato A4 (21 centímetros x 29,7 centímetros).</text:p>
        </text:list-item>
      </text:list>
      <text:p text:style-name="P8">2.2 A impressão</text:p>
      <text:list xml:id="list1583269037" text:style-name="L2">
        <text:list-item>
          <text:p text:style-name="P24">A impressão deve ser feita em apenas um lado da folha (anverso)</text:p>
        </text:list-item>
      </text:list>
      <text:p text:style-name="P8">2.3 As margens</text:p>
      <text:list xml:id="list3018754306" text:style-name="L3">
        <text:list-item>
          <text:p text:style-name="P25">Margem superior: 3 centímetros;</text:p>
        </text:list-item>
        <text:list-item>
          <text:p text:style-name="P25">Margem inferior: 2 centímetros;</text:p>
        </text:list-item>
        <text:list-item>
          <text:p text:style-name="P25">Margem esquerda: 3 centímetros;</text:p>
        </text:list-item>
        <text:list-item>
          <text:p text:style-name="P25">Margem direita: 2 centímetros.</text:p>
        </text:list-item>
      </text:list>
      <text:p text:style-name="P9">2.4 A família da fonte</text:p>
      <text:list xml:id="list750921803" text:style-name="L4">
        <text:list-item>
          <text:p text:style-name="P26">Times New Roman ou Arial.</text:p>
        </text:list-item>
      </text:list>
      <text:p text:style-name="P9"><text:soft-page-break/>2.5 O tamanho do texto</text:p>
      <text:list xml:id="list653996488" text:style-name="L5">
        <text:list-item>
          <text:p text:style-name="P27">Corpo do texto: 12;</text:p>
        </text:list-item>
        <text:list-item>
          <text:p text:style-name="P27">Título da capa e folha de rosto: 14;</text:p>
        </text:list-item>
        <text:list-item>
          <text:p text:style-name="P27">Título da seção/capítulo: 14;</text:p>
        </text:list-item>
        <text:list-item>
          <text:p text:style-name="P27">Subtítulo: 12;</text:p>
        </text:list-item>
        <text:list-item>
          <text:p text:style-name="P27">Nota de rodapé: 10;</text:p>
        </text:list-item>
        <text:list-item>
          <text:p text:style-name="P27">Biblioteca de ilustrações e tabelas: <text:span text:style-name="T3">10;</text:span></text:p>
        </text:list-item>
        <text:list-item>
          <text:p text:style-name="P28">Títulos e ilustrações e tabelas: 11;</text:p>
        </text:list-item>
        <text:list-item>
          <text:p text:style-name="P28">Citações longas: 10.</text:p>
        </text:list-item>
      </text:list>
      <text:p text:style-name="P7">2.6 A paginação</text:p>
      <text:list xml:id="list2297949165" text:style-name="L6">
        <text:list-item>
          <text:p text:style-name="P29">As páginas que antecedem o texto, a partir da folha de rosto, devem ser contadas, mas não são numeradas. Além disso, a numeração deve ser registrada a partir da primeira folha contendo texto (geralmente, a introdução), em algarismos arábicos.</text:p>
        </text:list-item>
      </text:list>
      <text:p text:style-name="P7">2.7 A capa</text:p>
      <text:list xml:id="list1689423663" text:style-name="L7">
        <text:list-item>
          <text:p text:style-name="P30">Nome da instituição;</text:p>
        </text:list-item>
        <text:list-item>
          <text:p text:style-name="P30">Fonte 12;</text:p>
        </text:list-item>
        <text:list-item>
          <text:p text:style-name="P30">Em negrito;</text:p>
        </text:list-item>
        <text:list-item>
          <text:p text:style-name="P30">Em caixa alta;</text:p>
        </text:list-item>
        <text:list-item>
          <text:p text:style-name="P30">Texto centralizado, na parte superior da folha.</text:p>
        </text:list-item>
        <text:list-item>
          <text:p text:style-name="P30">Nome do autor;</text:p>
        </text:list-item>
        <text:list-item>
          <text:p text:style-name="P30">Fonte 12;</text:p>
        </text:list-item>
        <text:list-item>
          <text:p text:style-name="P30">Em caixa alta;</text:p>
        </text:list-item>
        <text:list-item>
          <text:p text:style-name="P30">Texto centralizado, abaixo do nome da instituição.</text:p>
        </text:list-item>
        <text:list-item>
          <text:p text:style-name="P30">Título;</text:p>
        </text:list-item>
        <text:list-item>
          <text:p text:style-name="P31">Fonte 14;</text:p>
        </text:list-item>
        <text:list-item>
          <text:p text:style-name="P31">Em negrito;</text:p>
        </text:list-item>
        <text:list-item>
          <text:p text:style-name="P31">Em caixa alta;</text:p>
        </text:list-item>
        <text:list-item>
          <text:p text:style-name="P31">Texto centralizado, na parte central da folha.</text:p>
        </text:list-item>
        <text:list-item>
          <text:p text:style-name="P31">Subtítulo (se houver);</text:p>
        </text:list-item>
        <text:list-item>
          <text:p text:style-name="P31">Igual ao título, mas sem negrito.</text:p>
        </text:list-item>
        <text:list-item>
          <text:p text:style-name="P31">Local da instituição onde o trabalho será apresentado;</text:p>
        </text:list-item>
        <text:list-item>
          <text:p text:style-name="P31">Fonte 12;</text:p>
        </text:list-item>
        <text:list-item>
          <text:p text:style-name="P31"><text:soft-page-break/>Em negrito;</text:p>
        </text:list-item>
        <text:list-item>
          <text:p text:style-name="P31">Texto centralizado, na parte inferior da folha.</text:p>
        </text:list-item>
        <text:list-item>
          <text:p text:style-name="P31">Ano da entrega.</text:p>
        </text:list-item>
        <text:list-item>
          <text:p text:style-name="P31">Fonte 12;</text:p>
        </text:list-item>
        <text:list-item>
          <text:p text:style-name="P31">Em negrito;</text:p>
        </text:list-item>
        <text:list-item>
          <text:p text:style-name="P31">Texto centralizado, na parte inferior da folha.</text:p>
        </text:list-item>
      </text:list>
      <text:p text:style-name="P10">2.8 A folha de rosto</text:p>
      <text:p text:style-name="P11">A folha de rosto é semelhante à capa; a diferença é que, no lugar no nome da instituição, o estudante deverá inserir seu nome. Além disso, pouco abaixo do título, à direita, deve ser inserida uma nota descritiva, que contenha:</text:p>
      <text:list xml:id="list258455391" text:style-name="L8">
        <text:list-item>
          <text:p text:style-name="P32">A natureza da monografia;</text:p>
        </text:list-item>
        <text:list-item>
          <text:p text:style-name="P33">A sua finalidade;</text:p>
        </text:list-item>
        <text:list-item>
          <text:p text:style-name="P33">E o nome do orientador.</text:p>
        </text:list-item>
      </text:list>
      <text:list xml:id="list441221278" text:style-name="L9">
        <text:list-item>
          <text:p text:style-name="P34">Esses dados devem estar em fonte 12 e com um recuo de 8,5 centímetros em relação à margem esquerda.</text:p>
        </text:list-item>
      </text:list>
      <text:p text:style-name="P12">2.9 A dedicatória</text:p>
      <text:list xml:id="list180825236" text:style-name="L10">
        <text:list-item>
          <text:p text:style-name="P35">A dedicatória é opcional e se trata de espaço para prestar homenagens (a familiares, amigos, professores etc.). O texto se localiza no final da página, com recuo de 8 centímetros em relação à margem a esquerda, alinhamento justificado e espaçamento de estrelinhas de 1,5.</text:p>
        </text:list-item>
      </text:list>
      <text:list xml:id="list2117499522" text:style-name="L11">
        <text:list-header>
          <text:p text:style-name="P36">2.10 A epígrafe</text:p>
        </text:list-header>
        <text:list-item>
          <text:p text:style-name="P37">A epígrafe também é opcional e nada mais é do que uma frase de inspiração, geralmente usada para dar mais força ao trabalho. O recuo sará à esquerda, em 7,5 centímetros, com espaço fixado em 1,5 entrelinhas. Não se esqueça que o autor da citação deverá ser mencionado entre parêntese com alinhamento a direita.</text:p>
          <text:p text:style-name="P36">2.11 O resumo </text:p>
        </text:list-item>
      </text:list>
      <text:list xml:id="list1724014533" text:style-name="L12">
        <text:list-item>
          <text:p text:style-name="P38">O resumo sintetiza, em um único parágrafo, a mensagem do trabalho. Ele deve ter tamanho entre 150 e 500 caracteres, ser escrito na 3ª pessoa do singular e contendo, ao final, as palavras-chave que identifiquem o tema.</text:p>
        </text:list-item>
      </text:list>
      <text:p text:style-name="P18"><text:span text:style-name="T6">2.</text:span><text:span text:style-name="T5">12 As listas</text:span></text:p>
      <text:list xml:id="list1874008199" text:style-name="L13">
        <text:list-item>
          <text:p text:style-name="P39">As linhas são opcionais e usadas sempre que o corpo do trabalho possuir gráficos, ilustrações, mapas, esquemas, quadros, fotografias etc. Devem indicar a página em que estão presentes.</text:p>
        </text:list-item>
      </text:list>
      <text:p text:style-name="P40">2.13 O sumário</text:p>
      <text:list xml:id="list3653923628" text:style-name="L14">
        <text:list-item>
          <text:p text:style-name="P41">O sumário enumera as divisões e as seções do trabalho, alinhando-se à esquerda e sem recuo.</text:p>
        </text:list-item>
      </text:list>
      <text:p text:style-name="P40"/>
      <text:p text:style-name="P43"><text:soft-page-break/>3. OUTRAS OBSERVAÇÕES:</text:p>
      <text:list xml:id="list3021326957" text:style-name="L15">
        <text:list-item>
          <text:p text:style-name="P47"><text:span text:style-name="T4">Termos estrangeiros devem vir em itálico. Por exemplo: </text:span><text:span text:style-name="T7">in loco, agrobusiness e Big </text:span><text:span text:style-name="T8">Data Analytics;</text:span></text:p>
        </text:list-item>
        <text:list-item>
          <text:p text:style-name="P44">Abreviaturas e siglas: quando figurarem pela primeira vez, devem ser escritas por extenso, com a sigla entre parêntese;</text:p>
        </text:list-item>
        <text:list-item>
          <text:p text:style-name="P44">As referências devem estar completas, da seguinte maneiro: “SOBRENOME, PRENOME abreviado. Título: subtítulo (se houver). Edição (se houver). Local de publicação: Editora, data de publicação da obra. Número de páginas ou volume. (Coleção ou série)”.</text:p>
          <text:p text:style-name="P46">4. APLICATIVOS QUE PODEM AJUDAR</text:p>
        </text:list-item>
      </text:list>
      <text:p text:style-name="P19"><text:span text:style-name="T5">Veja bem, não</text:span><text:span text:style-name="T4"> </text:span><text:span text:style-name="T5">estamos dizendo que você não precisa saber nada sobre as especificações da ABNT. Mas, obviamente, em um momento em que o aluno corre contra o tempo para elaborar um conteúdo nota 10, ter acesso a ferramentas eletrônicas que facilitem o processo de normalização pode ser interessante.</text:span></text:p>
      <text:p text:style-name="P45">Veja alguns programas do gênero que fazem a formatação de trabalhos de acordo com </text:p>
      <text:p text:style-name="P7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0:04:47.493000000</meta:creation-date>
    <dc:date>2022-04-01T07:47:10.933000000</dc:date>
    <meta:editing-duration>PT17M44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79" meta:word-count="967" meta:character-count="5507" meta:non-whitespace-character-count="4666"/>
  </office:meta>
</office:document-meta>
</file>